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258a" officeooo:paragraph-rsid="001025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fsdrf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00:04:44.049491844</meta:creation-date>
    <meta:generator>LibreOffice/6.0.7.3$Linux_X86_64 LibreOffice_project/00m0$Build-3</meta:generator>
    <dc:date>2019-11-17T01:54:39.137699889</dc:date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</office:meta>
</office:document-meta>
</file>